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style:writing-mode="lr-tb"/>
    </style:style>
    <style:style style:name="P5" style:family="paragraph" style:parent-style-name="Preformatted_20_Text" style:list-style-name="L2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✅ What's Included in the ZIP</text:h>
      <text:p text:style-name="Text_20_body">This package includes all core folders:</text:p>
      <text:list xml:id="list611554000548885730" text:style-name="L1">
        <text:list-item>
          <text:p text:style-name="P1"><text:span text:style-name="Source_20_Text">web/</text:span> – React web app with <text:span text:style-name="Source_20_Text">.env.example</text:span>, <text:span text:style-name="Source_20_Text">public/</text:span>, and <text:span text:style-name="Source_20_Text">src/</text:span></text:p>
        </text:list-item>
        <text:list-item>
          <text:p text:style-name="P1"><text:span text:style-name="Source_20_Text">mobile/</text:span> – React Native wrapper structure with <text:span text:style-name="Source_20_Text">android/</text:span>, <text:span text:style-name="Source_20_Text">ios/</text:span>, <text:span text:style-name="Source_20_Text">src/</text:span>, and <text:span text:style-name="Source_20_Text">app.json</text:span></text:p>
        </text:list-item>
        <text:list-item>
          <text:p text:style-name="P1"><text:span text:style-name="Source_20_Text">firebase/</text:span> – Functions, Firestore rules, and config files</text:p>
        </text:list-item>
        <text:list-item>
          <text:p text:style-name="P1">Global root files: <text:span text:style-name="Source_20_Text">.gitignore</text:span>, <text:span text:style-name="Source_20_Text">README.md</text:span>, and <text:span text:style-name="Source_20_Text">LICENSE</text:span></text:p>
        </text:list-item>
      </text:list>
      <text:p text:style-name="Text_20_body">All files currently contain placeholders for easy customization.</text:p>
      <text:p text:style-name="Horizontal_20_Line"/>
      <text:h text:style-name="Heading_20_3" text:outline-level="3">? How to Upload to GitHub</text:h>
      <text:list xml:id="list1996061263802959129" text:style-name="L2">
        <text:list-item>
          <text:p text:style-name="P2"><text:span text:style-name="Strong_20_Emphasis">Extract the ZIP</text:span></text:p>
          <text:p text:style-name="P3">bash</text:p>
          <text:p text:style-name="P3">CopyEdit</text:p>
          <text:p text:style-name="P4"><text:span text:style-name="Source_20_Text">unzip gia_full_project.zip</text:span></text:p>
          <text:p text:style-name="P5"><text:span text:style-name="Source_20_Text">cd gia</text:span></text:p>
        </text:list-item>
        <text:list-item>
          <text:p text:style-name="P2"><text:span text:style-name="Strong_20_Emphasis">Initialize Git and Push</text:span></text:p>
          <text:p text:style-name="P3">bash</text:p>
          <text:p text:style-name="P3">CopyEdit</text:p>
          <text:p text:style-name="P4"><text:span text:style-name="Source_20_Text">git init</text:span></text:p>
          <text:p text:style-name="P4"><text:span text:style-name="Source_20_Text">git remote add origin https://github.com/NextLayerLabs/gia</text:span></text:p>
          <text:p text:style-name="P4"><text:span text:style-name="Source_20_Text">git branch -M main</text:span></text:p>
          <text:p text:style-name="P4"><text:span text:style-name="Source_20_Text">git add .</text:span></text:p>
          <text:p text:style-name="P4"><text:span text:style-name="Source_20_Text">git commit -m "Initial commit – Gia app setup"</text:span></text:p>
          <text:p text:style-name="P5"><text:span text:style-name="Source_20_Text">git push -u origin mai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Van Horn</meta:initial-creator>
    <meta:creation-date>2025-07-31T09:50:57.86</meta:creation-date>
    <meta:document-statistic meta:table-count="0" meta:image-count="0" meta:object-count="0" meta:page-count="1" meta:paragraph-count="22" meta:word-count="112" meta:character-count="666"/>
    <dc:date>2025-07-31T10:04:38.72</dc:date>
    <dc:creator>James Van Horn</dc:creator>
    <meta:editing-duration>PT14M20S</meta:editing-duration>
    <meta:editing-cycles>1</meta:editing-cycles>
    <meta:generator>OpenOffice/4.1.15$Win32 OpenOffice.org_project/4115m2$Build-9813</meta:generator>
  </office:meta>
</office:document-meta>
</file>